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text-properties fo:font-weight="bold" style:font-weight-asian="bold" style:font-weight-complex="bold" fo:font-size="14pt" style:font-size-asian="14pt" style:font-size-complex="14pt" fo:language="de" fo:country="CH"/>
    </style:style>
    <style:style style:name="P2" style:parent-style-name="PreformattedText" style:family="paragraph">
      <style:text-properties fo:language="de" fo:country="CH"/>
    </style:style>
    <style:style style:name="P3" style:parent-style-name="PreformattedText" style:family="paragraph">
      <style:text-properties fo:language="de" fo:country="CH"/>
    </style:style>
    <style:style style:name="P4" style:parent-style-name="PreformattedText" style:family="paragraph">
      <style:text-properties fo:language="de" fo:country="CH"/>
    </style:style>
    <style:style style:name="P5" style:parent-style-name="PreformattedText" style:family="paragraph">
      <style:text-properties fo:language="de" fo:country="CH"/>
    </style:style>
    <style:style style:name="P6" style:parent-style-name="PreformattedText" style:family="paragraph">
      <style:text-properties fo:font-weight="bold" style:font-weight-asian="bold" style:font-weight-complex="bold" fo:language="de" fo:country="CH"/>
    </style:style>
    <style:style style:name="P7" style:parent-style-name="PreformattedText" style:family="paragraph">
      <style:text-properties fo:language="de" fo:country="CH"/>
    </style:style>
    <style:style style:name="P8" style:parent-style-name="PreformattedText" style:family="paragraph">
      <style:text-properties fo:language="de" fo:country="CH"/>
    </style:style>
    <style:style style:name="P9" style:parent-style-name="PreformattedText" style:family="paragraph">
      <style:text-properties fo:language="de" fo:country="CH"/>
    </style:style>
    <style:style style:name="P10" style:parent-style-name="PreformattedText" style:family="paragraph">
      <style:text-properties fo:language="de" fo:country="CH"/>
    </style:style>
    <style:style style:name="P11" style:parent-style-name="PreformattedText" style:family="paragraph">
      <style:text-properties fo:language="de" fo:country="CH"/>
    </style:style>
    <style:style style:name="P12" style:parent-style-name="PreformattedText" style:family="paragraph">
      <style:text-properties fo:language="de" fo:country="CH"/>
    </style:style>
    <style:style style:name="P13" style:parent-style-name="PreformattedText" style:family="paragraph">
      <style:text-properties fo:font-weight="bold" style:font-weight-asian="bold" style:font-weight-complex="bold" fo:language="de" fo:country="CH"/>
    </style:style>
    <style:style style:name="P14" style:parent-style-name="PreformattedText" style:family="paragraph">
      <style:text-properties fo:language="de" fo:country="CH"/>
    </style:style>
    <style:style style:name="P15" style:parent-style-name="PreformattedText" style:family="paragraph">
      <style:text-properties fo:language="de" fo:country="CH"/>
    </style:style>
    <style:style style:name="P16" style:parent-style-name="PreformattedText" style:family="paragraph">
      <style:text-properties fo:language="de" fo:country="CH"/>
    </style:style>
    <style:style style:name="P17" style:parent-style-name="PreformattedText" style:family="paragraph">
      <style:text-properties fo:language="de" fo:country="CH"/>
    </style:style>
    <style:style style:name="P18" style:parent-style-name="PreformattedText" style:family="paragraph">
      <style:text-properties fo:language="de" fo:country="CH"/>
    </style:style>
    <style:style style:name="P19" style:parent-style-name="PreformattedText" style:family="paragraph">
      <style:text-properties fo:language="de" fo:country="CH"/>
    </style:style>
    <style:style style:name="P20" style:parent-style-name="PreformattedText" style:family="paragraph">
      <style:text-properties fo:language="de" fo:country="CH"/>
    </style:style>
    <style:style style:name="P21" style:parent-style-name="PreformattedText" style:family="paragraph">
      <style:text-properties fo:font-weight="bold" style:font-weight-asian="bold" style:font-weight-complex="bold" fo:language="de" fo:country="CH"/>
    </style:style>
    <style:style style:name="P22" style:parent-style-name="PreformattedText" style:family="paragraph">
      <style:text-properties fo:language="de" fo:country="CH"/>
    </style:style>
    <style:style style:name="P23" style:parent-style-name="PreformattedText" style:family="paragraph">
      <style:text-properties fo:language="de" fo:country="CH"/>
    </style:style>
    <style:style style:name="P24" style:parent-style-name="PreformattedText" style:family="paragraph">
      <style:text-properties fo:language="de" fo:country="CH"/>
    </style:style>
    <style:style style:name="P25" style:parent-style-name="PreformattedText" style:family="paragraph">
      <style:text-properties fo:font-weight="bold" style:font-weight-asian="bold" style:font-weight-complex="bold" fo:font-size="14pt" style:font-size-asian="14pt" style:font-size-complex="14pt" fo:language="de" fo:country="CH"/>
    </style:style>
    <style:style style:name="P26" style:parent-style-name="PreformattedText" style:family="paragraph">
      <style:text-properties fo:font-weight="bold" style:font-weight-asian="bold" style:font-weight-complex="bold" fo:language="de" fo:country="CH"/>
    </style:style>
    <style:style style:name="P27" style:parent-style-name="PreformattedText" style:family="paragraph">
      <style:text-properties fo:language="de" fo:country="CH"/>
    </style:style>
    <style:style style:name="P28" style:parent-style-name="PreformattedText" style:family="paragraph">
      <style:text-properties fo:language="de" fo:country="CH"/>
    </style:style>
    <style:style style:name="P29" style:parent-style-name="PreformattedText" style:family="paragraph">
      <style:text-properties fo:language="de" fo:country="CH"/>
    </style:style>
    <style:style style:name="P30" style:parent-style-name="PreformattedText" style:family="paragraph">
      <style:text-properties fo:language="de" fo:country="CH"/>
    </style:style>
    <style:style style:name="P31" style:parent-style-name="PreformattedText" style:family="paragraph">
      <style:text-properties fo:language="de" fo:country="CH"/>
    </style:style>
    <style:style style:name="P32" style:parent-style-name="PreformattedText" style:family="paragraph">
      <style:text-properties fo:language="de" fo:country="CH"/>
    </style:style>
    <style:style style:name="P33" style:parent-style-name="PreformattedText" style:family="paragraph">
      <style:text-properties fo:font-weight="bold" style:font-weight-asian="bold" style:font-weight-complex="bold" fo:font-size="14pt" style:font-size-asian="14pt" style:font-size-complex="14pt" fo:language="de" fo:country="CH"/>
    </style:style>
    <style:style style:name="P34" style:parent-style-name="PreformattedText" style:family="paragraph">
      <style:text-properties fo:language="de" fo:country="CH"/>
    </style:style>
    <style:style style:name="P35" style:parent-style-name="PreformattedText" style:family="paragraph">
      <style:text-properties fo:language="de" fo:country="CH"/>
    </style:style>
    <style:style style:name="P36" style:parent-style-name="PreformattedText" style:family="paragraph">
      <style:text-properties fo:font-weight="bold" style:font-weight-asian="bold" style:font-weight-complex="bold" fo:font-size="14pt" style:font-size-asian="14pt" style:font-size-complex="14pt" fo:language="de" fo:country="CH"/>
    </style:style>
    <style:style style:name="P37" style:parent-style-name="PreformattedText" style:family="paragraph">
      <style:text-properties fo:language="de" fo:country="CH"/>
    </style:style>
    <style:style style:name="P38" style:parent-style-name="PreformattedText" style:family="paragraph">
      <style:text-properties fo:language="de" fo:country="CH"/>
    </style:style>
    <style:style style:name="P39" style:parent-style-name="PreformattedText" style:family="paragraph">
      <style:text-properties fo:language="de" fo:country="CH"/>
    </style:style>
    <style:style style:name="P40" style:parent-style-name="PreformattedText" style:family="paragraph">
      <style:text-properties fo:language="de" fo:country="CH"/>
    </style:style>
    <style:style style:name="P41" style:parent-style-name="PreformattedText" style:family="paragraph">
      <style:text-properties fo:font-weight="bold" style:font-weight-asian="bold" fo:font-size="14pt" style:font-size-asian="14pt" style:font-size-complex="14pt" fo:language="de" fo:country="CH"/>
    </style:style>
    <style:style style:name="P42" style:parent-style-name="PreformattedText" style:family="paragraph">
      <style:text-properties fo:font-weight="bold" style:font-weight-asian="bold" fo:language="de" fo:country="CH"/>
    </style:style>
    <style:style style:name="P43" style:parent-style-name="PreformattedText" style:family="paragraph">
      <style:text-properties fo:language="de" fo:country="CH"/>
    </style:style>
    <style:style style:name="P44" style:parent-style-name="PreformattedText" style:family="paragraph">
      <style:text-properties fo:language="de" fo:country="CH"/>
    </style:style>
    <style:style style:name="P45" style:parent-style-name="PreformattedText" style:family="paragraph">
      <style:text-properties fo:font-weight="bold" style:font-weight-asian="bold" fo:language="de" fo:country="CH"/>
    </style:style>
    <style:style style:name="P46" style:parent-style-name="PreformattedText" style:family="paragraph">
      <style:text-properties fo:language="de" fo:country="CH"/>
    </style:style>
    <style:style style:name="P47" style:parent-style-name="PreformattedText" style:family="paragraph">
      <style:text-properties fo:language="de" fo:country="CH"/>
    </style:style>
    <style:style style:name="P48" style:parent-style-name="PreformattedText" style:family="paragraph">
      <style:text-properties fo:language="de" fo:country="CH"/>
    </style:style>
    <style:style style:name="P49" style:parent-style-name="PreformattedText" style:family="paragraph">
      <style:text-properties fo:font-style="italic" style:font-style-asian="italic"/>
    </style:style>
    <style:style style:name="P50" style:parent-style-name="PreformattedText" style:family="paragraph">
      <style:text-properties fo:font-style="italic" style:font-style-asian="italic"/>
    </style:style>
    <style:style style:name="P51" style:parent-style-name="PreformattedText" style:family="paragraph">
      <style:text-properties fo:font-style="italic" style:font-style-asian="italic"/>
    </style:style>
    <style:style style:name="P52" style:parent-style-name="PreformattedText" style:family="paragraph">
      <style:text-properties fo:font-style="italic" style:font-style-asian="italic"/>
    </style:style>
    <style:style style:name="P53" style:parent-style-name="PreformattedText" style:family="paragraph">
      <style:text-properties fo:font-style="italic" style:font-style-asian="italic"/>
    </style:style>
    <style:style style:name="P54" style:parent-style-name="PreformattedText" style:family="paragraph">
      <style:text-properties fo:font-style="italic" style:font-style-asian="italic"/>
    </style:style>
    <style:style style:name="P55" style:parent-style-name="PreformattedText" style:family="paragraph">
      <style:text-properties fo:language="de" fo:country="CH"/>
    </style:style>
    <style:style style:name="P56" style:parent-style-name="PreformattedText" style:family="paragraph">
      <style:text-properties fo:language="de" fo:country="CH"/>
    </style:style>
    <style:style style:name="P57" style:parent-style-name="PreformattedText" style:family="paragraph">
      <style:text-properties fo:language="de" fo:country="CH"/>
    </style:style>
    <style:style style:name="P58" style:parent-style-name="PreformattedText" style:family="paragraph">
      <style:text-properties fo:language="de" fo:country="CH"/>
    </style:style>
    <style:style style:name="P59" style:parent-style-name="PreformattedText" style:family="paragraph">
      <style:text-properties fo:language="de" fo:country="CH"/>
    </style:style>
    <style:style style:name="P60" style:parent-style-name="PreformattedText" style:family="paragraph">
      <style:text-properties fo:font-style="italic" style:font-style-asian="italic"/>
    </style:style>
    <style:style style:name="P61" style:parent-style-name="PreformattedText" style:family="paragraph">
      <style:text-properties fo:language="de" fo:country="CH"/>
    </style:style>
    <style:style style:name="P62" style:parent-style-name="PreformattedText" style:family="paragraph">
      <style:text-properties fo:language="de" fo:country="CH"/>
    </style:style>
    <style:style style:name="P63" style:parent-style-name="PreformattedText" style:family="paragraph">
      <style:text-properties fo:language="de" fo:country="CH"/>
    </style:style>
    <style:style style:name="P64" style:parent-style-name="PreformattedText" style:family="paragraph">
      <style:text-properties fo:font-style="italic" style:font-style-asian="italic"/>
    </style:style>
    <style:style style:name="P65" style:parent-style-name="PreformattedText" style:family="paragraph">
      <style:text-properties fo:language="de" fo:country="CH"/>
    </style:style>
    <style:style style:name="P66" style:parent-style-name="PreformattedText" style:family="paragraph">
      <style:text-properties fo:language="de" fo:country="CH"/>
    </style:style>
  </office:automatic-styles>
  <office:body>
    <office:text text:use-soft-page-breaks="true">
      <text:p text:style-name="P1">Dynamixel</text:p>
      <text:p text:style-name="P2"/>
      <text:p text:style-name="P3">Dynamixel ist<text:s/>der Name der Motoren von dem Hersteller Robotis.</text:p>
      <text:p text:style-name="P4"/>
      <text:p text:style-name="P5"/>
      <text:p text:style-name="P6">Benötigt:</text:p>
      <text:p text:style-name="P7">- Usb Dongle, um eine Verbindung mit dem Motor herzustellen</text:p>
      <text:p text:style-name="P8">- Netzteil das 12 bis 18.5V ausgibt</text:p>
      <text:p text:style-name="P9">- Linux computer<text:s/>mit USB anschluss</text:p>
      <text:p text:style-name="P10">- Dynamixel Verbindungskabel um Motoren mit Strom und Computersignal zu versorgen.</text:p>
      <text:p text:style-name="P11"/>
      <text:p text:style-name="P12"/>
      <text:p text:style-name="P13">Funktion:</text:p>
      <text:p text:style-name="P14">Zum Motor wird ein lediglich ein Bytearray gesendet. Beim Ansteuern definiert man welcher Teil vom Array man anspricht und ändert dann den Wert, der da drin steht. Es gibt sowohl R als RW Werte, welche für “Read” und “ReadWrite” stehen.</text:p>
      <text:p text:style-name="P15">Am Anfang des Programms legt man die Motoren ID fest. Diese wird benötigt, da alle Motoren an einem Kabel hängen und um sie unterscheidbar zu machen.</text:p>
      <text:p text:style-name="P16"/>
      <text:p text:style-name="P17">Dies sind<text:s/>Werte die ich geändert habe:</text:p>
      <text:p text:style-name="P18"/>
      <text:p text:style-name="PreformattedText">#define CW_ANGLE_LIMIT <text:s text:c="17"/>6</text:p>
      <text:p text:style-name="PreformattedText">#define CCW_ANGLE_LIMIT <text:s text:c="16"/>8</text:p>
      <text:p text:style-name="PreformattedText">#define MOVING_SPEED <text:s text:c="19"/>32</text:p>
      <text:p text:style-name="PreformattedText">#define TORQUE <text:s text:c="25"/>24</text:p>
      <text:p text:style-name="PreformattedText">#define TORQUE_LIMIT<text:s/><text:s text:c="19"/>34</text:p>
      <text:p text:style-name="PreformattedText">#define PROTOCOL_VERSION <text:s text:c="15"/>1.0</text:p>
      <text:p text:style-name="PreformattedText">#define DXL_ID <text:s text:c="25"/>4</text:p>
      <text:p text:style-name="PreformattedText">#define BAUDRATE <text:s text:c="23"/>57600</text:p>
      <text:p text:style-name="PreformattedText">#define DEVICENAME <text:s text:c="21"/>"/dev/ttyUSB0"</text:p>
      <text:p text:style-name="PreformattedText"/>
      <text:p text:style-name="PreformattedText">DXL_ID<text:tab/><text:tab/>Die unterscheidbare ID.</text:p>
      <text:p text:style-name="P19">MOVING_SPEED<text:tab/>Wie schnell sich der Motor bewegt. (Genauer Wheel/Joint Mode)</text:p>
      <text:p text:style-name="P20"/>
      <text:p text:style-name="P21">Wheel/ Joint Mode</text:p>
      <text:p text:style-name="P22">Die Motoren unterstüzten zwei verschiedene Modis, der Wheel und der Joint Mode.</text:p>
      <text:p text:style-name="P23">Der Joint Mode is vorinstalliert und funktioniert mit Grad. Man kann ihn ansteuern mithilfe der<text:s/>Position (in Grad). Vom Motor kommt seine jetzige Position zurück. Das Problem bei dieser Methode ist, dass der Motor nur 360° drehen kann. Dort kommt der Wheelmode ins Spiel. Er wird durch einen speed angestuert und gibt wiederum einen speed zurück. Hierbei kann man aber seine Position nicht abfragen. Doch da die Positionsrückgabe ja von OpenCV kommt und dem Motor sagt in welche Richtung er drehen muss.</text:p>
      <text:p text:style-name="P24"/>
      <text:p text:style-name="P25">Das Setup</text:p>
      <text:p text:style-name="P26">Raspberry Pi 4 Model B</text:p>
      <text:p text:style-name="P27">Der Raspberry Pi 4 Model B ist ein SBC (<text:bookmark-start text:name="firstHeading"/><text:bookmark-end text:name="firstHeading"/>Single-board computer</text:p>
      <text:p text:style-name="P28">) mit<text:s/>einem<text:s/>Broadcom BCM2711 SoC<text:s/>Prozessor (4x Cortex-A72 @1.5GHz / ARMv8-A Architektur). Es läuft das hauseigene Raspbian Distro drauf, doch es unterschiedet sich kaum von den herkömmlichen Linux Distros wie Ubuntu.</text:p>
      <text:p text:style-name="P29"/>
      <text:p text:style-name="P30">ASUS Gaming Laptop</text:p>
      <text:p text:style-name="P31">Dieser Laptop wurde dankt des Mobiltäts-Aspekts für die Entwicklung des Codes gebraucht. Es läuft primär Windows 10 drauf, doch programmiert wurde in Parrot OS auf einem USB Stick. Dieser Computer hat eine 64-bit Architektur.</text:p>
      <text:p text:style-name="P32"/>
      <text:p text:style-name="P33">Probleme</text:p>
      <text:p text:style-name="P34">Vieles musst dazu gelernt werden, doch hierzu mehr unter dem Reiter. Probleme tauchten bei der Umsiedlung auf den Raspberry Pi erstmals richtig auf. Denn wie schon erwähnt, haben diese beiden Systeme eine andere Architektur. Es müssen also speziefische Bibliotheken (Libraries) her, die zu der Architektur passen. Glücklicherweise wurde dies bei Dynamixel schon berücksichtigt.</text:p>
      <text:p text:style-name="P35"/>
      <text:p text:style-name="P36">Makefiles</text:p>
      <text:p text:style-name="P37">Makefiles sind Linux spezifische Dateinen in denen Parameter für den Compiler hineingeschrieben werden. Man ruft die Konsole vom Ordner des files auf und kann ganz einfach “make” hineinschreiben um das Projekt zu<text:s/>compilen. In einem Makefile kann man durch Variablen zum Beispiel ganz einfach Pfade speichern um sie dann aufzurufen.</text:p>
      <text:p text:style-name="P38"/>
      <text:p text:style-name="P39">Dies ist eine abgespekte, nicht funktionsfähige Versions unsers Makefiles. Es dient zu erklärung und zur veranschaulichung des Codes:</text:p>
      <text:p text:style-name="P40"/>
      <text:p text:style-name="P41">3.<text:s/>Programmieren</text:p>
      <text:p text:style-name="P42">3.1<text:s/>C++ Nachteile/Vorteile und wieso es gewählt wurde</text:p>
      <text:p text:style-name="P43">C++ ist eine<text:s/>computernahe Programmiersprache.<text:s/>Sie ist sehr stark, da man sie beliebig ausbauen kann, genau wie man sie gerade bracht. Das spart<text:s/>Ressourcen.<text:s/>Auf der anderen Seite ist sie sehr komplex, wie am unteren Beispiel sehen kann,<text:s/>da man für nur die einfachsten Sachen alles genau definieren muss.<text:s/>Gewählt wurde sie, da ich am meisten Erfahrung mit ihr habe<text:s/>und sie sehr stark in Kernel nahen Aufgaben ist, wie z.b Networking.</text:p>
      <text:p text:style-name="P44"/>
      <text:p text:style-name="P45">3.2<text:s/>Umgebung</text:p>
      <text:p text:style-name="P46">Programmiert wurde auf einem x64 Laptop mit Parrot OS (Debian Linux).<text:s/>Der Code wurde in Atom geschrieben und in im Terminal mit gcc und g++ kompiliert.</text:p>
      <text:p text:style-name="P47">Ein simples Beispiel wäre:</text:p>
      <text:p text:style-name="P48"/>
      <text:p text:style-name="P49">//test.cpp</text:p>
      <text:p text:style-name="P50">#include &lt;iostream&gt;</text:p>
      <text:p text:style-name="P51">Using namespace std;</text:p>
      <text:p text:style-name="P52">void<text:s/>main() {</text:p>
      <text:p text:style-name="P53"><text:tab/>cout &lt;&lt; “Hello World” &lt;&lt; endl;</text:p>
      <text:p text:style-name="P54">}</text:p>
      <text:p text:style-name="P55"/>
      <text:p text:style-name="P56">So sieht eine einfache C++ Datei aus. Sie gibt ein einfaches «Hello World» in der Konsole aus.<text:s/>In C++ kann man ohne Header Dateien nichts machen ausser Rechnen. Keine Ausgabe, kein Zeichen. Nix.<text:s/>Deshalb wird hier «iostream» geladen. Iostream wird hier verwendet, um einen Stream zur Konsole zu schicken, also etwas auszugeben.<text:s/>Das Using namespace std; ist eigenltich nicht wichtig und wird gern weggelassen.<text:s/>Der korrekte Aufruf von cout wäre std::cout. Zu Deutsch: Nehme das cout von std Bibliothek.<text:s/>Durch die Linie sucht der Kompilierer automatisch diese Namen durch, wenn ein Funktionsname nicht bekannt ist.<text:s/>Die Funktion<text:s/>«main»<text:s/>ist ein C++ Standart. Wenn das Programm gestartet wird, wird nur main() aufgerufen, egal wie viele andere Funktion man noch hat.<text:s/>Die Linie «cout &lt;&lt; “Hello World” &lt;&lt; endl;»<text:s/>macht, das «Hello World» als c stream an die Konsole geschickt wird und dann die Linie durch endl; beendet.</text:p>
      <text:p text:style-name="P57"/>
      <text:p text:style-name="P58">Konsole<text:s/>Eingabe:</text:p>
      <text:p text:style-name="P59"/>
      <text:p text:style-name="P60">$<text:s/>g++ -o helloWorld test.cpp</text:p>
      <text:p text:style-name="P61"/>
      <text:p text:style-name="P62">Diese Linie ruft den Kompilier g++ mit Argumenten auf. Das erste Argument ist ‘-o helloWorld’. Das ‘o’ steht hier für ‘Output’ und das ‘-‘ sagt dem Kompilierer, dass ein Argument hinzugefügt wird. Das ‘helloWorld’ definert den Namen der Ausgabedatei. ‘test.cpp’ sagt dem Kompilierer, dass die Datei ‘test.cpp’ kompiliert wird.</text:p>
      <text:p text:style-name="P63"/>
      <text:p text:style-name="PreformattedText">Konsole<text:s/>Ausgabe:</text:p>
      <text:p text:style-name="PreformattedText"/>
      <text:p text:style-name="P64">$<text:s/>Hello World</text:p>
      <text:p text:style-name="PreformattedText"/>
      <text:p text:style-name="P65">Dies ist die Ausgabe der «test.cpp»<text:s/>Datei.</text:p>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Liberation Mono" style:font-name-asian="Liberation Mono" style:font-name-complex="Liberation Mono"/>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5T10:47:00Z</dc:date>
    <meta:template xlink:href="Normal.dotm" xlink:type="simple"/>
    <meta:editing-cycles>160</meta:editing-cycles>
    <meta:editing-duration>PT0S</meta:editing-duration>
    <meta:document-statistic meta:page-count="1" meta:paragraph-count="10" meta:word-count="745" meta:character-count="5430" meta:row-count="39" meta:non-whitespace-character-count="4695"/>
  </office:meta>
</office:document-meta>
</file>